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amtidighed</text:h>
      <text:p text:style-name="Text_20_body">Parallelt: Når to tråde kan udføres på nøjagtig samme tid.</text:p>
      <text:p text:style-name="Text_20_body">Samtidigt: Når flere opgaver kan udføres på en gang, men ikke hundrede procent på samme tid.</text:p>
      <text:p text:style-name="Text_20_body">Samtidighed garanterer ikke rækkefølge for opgaver, eller hvornår opgaver afbrydes for at gøre plads til andre opgaver. (uforudsigelig)</text:p>
      <text:p text:style-name="Text_20_body">Kan føre til race condition hvor to processer venter på hinanden.</text:p>
      <text:p text:style-name="Text_20_body"/>
      <text:p text:style-name="P1">Relativ tid</text:p>
      <text:p text:style-name="Text_20_body">En tråd har kun dens egen rækkefølge af opgaver og kan kun relatere til dem. Der er ingen tidsmæssig sammenhæng med andre tråde og deres opgaver fra computerens synspunkt.</text:p>
      <text:p text:style-name="Text_20_body">For at synkronisere opgaver kan mutexes og semaforer bruges.</text:p>
      <text:p text:style-name="Text_20_body"/>
      <text:p text:style-name="P1">Synkronisering</text:p>
      <text:p text:style-name="Text_20_body">- Opnås ved at requeste kontrol over ressourcer. (semafor/mutex)</text:p>
      <text:p text:style-name="Text_20_body">- Kan føre til race condition hvis to processor requester kontrol over hinandens ressourcer.</text:p>
      <text:p text:style-name="Text_20_body"/>
      <text:p text:style-name="Text_20_body">Samtidighed tillader multitasking – Det gør det meget nemmere at programm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3T19:10:58.39</meta:creation-date>
    <dc:date>2011-06-05T22:58:43.83</dc:date>
    <meta:editing-duration>PT4H28M3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1" meta:paragraph-count="12" meta:word-count="131" meta:character-count="850"/>
  </office:meta>
</office:document-meta>
</file>